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-left="none" fo:border-right="none" fo:border-top="none" fo:border-bottom="0.99pt solid #000000" style:shadow="none">
        <style:tab-stops>
          <style:tab-stop style:position="0.499cm"/>
          <style:tab-stop style:position="8.999cm"/>
        </style:tab-stops>
      </style:paragraph-properties>
      <style:text-properties style:font-name="Calibri" fo:font-size="14pt" fo:font-weight="bold" officeooo:rsid="00155a58" officeooo:paragraph-rsid="00155a58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officeooo:rsid="0003f317" officeooo:paragraph-rsid="0003f317"/>
    </style:style>
    <style:style style:name="P3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weight="bold" officeooo:rsid="0003f317" officeooo:paragraph-rsid="001f8ea3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23d727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weight="bold" officeooo:rsid="00155a58" officeooo:paragraph-rsid="0023d727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family="Calibri" style:font-style-name="Standard" style:font-family-generic="swiss" style:font-pitch="variable" fo:font-size="11pt" fo:font-style="normal" style:text-underline-style="none" fo:font-weight="normal"/>
    </style:style>
    <style:style style:name="P7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1f8ea3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1f8ea3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29942c" officeooo:paragraph-rsid="00291695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weight="bold" officeooo:rsid="00155a58" officeooo:paragraph-rsid="00291695" style:font-weight-asian="bold" style:font-weight-complex="bold"/>
    </style:style>
    <style:style style:name="P11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weight="bold" officeooo:rsid="00155a58" officeooo:paragraph-rsid="001f8ea3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155a58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260973" style:font-size-asian="9pt" style:font-style-asian="italic" style:font-weight-asian="bold" style:font-size-complex="9pt" style:font-style-complex="italic" style:font-weight-complex="bold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fo:font-family="Calibri" style:font-style-name="Standard" style:font-family-generic="swiss" style:font-pitch="variable" fo:font-size="11pt" fo:font-style="normal" style:text-underline-style="none" fo:font-weight="normal" fo:background-color="transparent"/>
    </style:style>
    <style:style style:name="P15" style:family="paragraph">
      <style:paragraph-properties fo:text-align="start"/>
      <style:text-properties fo:font-family="Calibri" style:font-style-name="Standard" style:font-family-generic="swiss" fo:font-size="11pt"/>
    </style:style>
    <style:style style:name="P16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12pt" fo:font-style="normal" fo:font-weight="bold" officeooo:rsid="00155a58" officeooo:paragraph-rsid="00155a5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weight="bold" officeooo:rsid="0003f317" officeooo:paragraph-rsid="00155a58" style:font-weight-asian="bold" style:font-weight-complex="bold"/>
    </style:style>
    <style:style style:name="P18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size="9pt" fo:font-style="italic" fo:font-weight="bold" officeooo:rsid="0003f317" officeooo:paragraph-rsid="00155a58" style:font-size-asian="9pt" style:font-style-asian="italic" style:font-weight-asian="bold" style:font-size-complex="9pt" style:font-style-complex="italic" style:font-weight-complex="bold"/>
    </style:style>
    <style:style style:name="P19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1855c8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size="9pt" fo:font-style="italic" fo:font-weight="bold" officeooo:rsid="0003f317" officeooo:paragraph-rsid="00260973" style:font-size-asian="9pt" style:font-style-asian="italic" style:font-weight-asian="bold" style:font-size-complex="9pt" style:font-style-complex="italic" style:font-weight-complex="bold"/>
    </style:style>
    <style:style style:name="P21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12pt" fo:font-style="normal" fo:font-weight="bold" officeooo:rsid="00155a58" officeooo:paragraph-rsid="001d7aee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e3549" style:font-weight-asian="bold" style:font-weight-complex="bold"/>
    </style:style>
    <style:style style:name="P23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e3549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f8ea3" style:font-weight-asian="bold" style:font-weight-complex="bold"/>
    </style:style>
    <style:style style:name="P25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f8ea3" style:font-weight-asian="bold" style:font-weight-complex="bold"/>
    </style:style>
    <style:style style:name="P26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size="12pt" fo:font-style="italic" fo:font-weight="bold" officeooo:rsid="0025fbbc" officeooo:paragraph-rsid="00251f2e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1d7aee" officeooo:paragraph-rsid="00251f2e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251f2e" style:font-weight-asian="bold" style:font-weight-complex="bold"/>
    </style:style>
    <style:style style:name="P29" style:family="paragraph" style:parent-style-name="Standard">
      <style:paragraph-properties>
        <style:tab-stops>
          <style:tab-stop style:position="0.499cm"/>
          <style:tab-stop style:position="4.71cm"/>
          <style:tab-stop style:position="8.999cm"/>
          <style:tab-stop style:position="13.25cm"/>
        </style:tab-stops>
      </style:paragraph-properties>
      <style:text-properties style:font-name="Calibri" fo:font-size="9pt" fo:font-style="italic" fo:font-weight="bold" officeooo:rsid="001d7aee" officeooo:paragraph-rsid="001e3549" style:font-size-asian="9pt" style:font-style-asian="italic" style:font-weight-asian="bold" style:font-size-complex="9pt" style:font-style-complex="italic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8.999cm"/>
        </style:tab-stops>
      </style:paragraph-properties>
      <style:text-properties style:font-name="Calibri" fo:font-size="11pt" fo:font-style="normal" fo:font-weight="normal" officeooo:rsid="0006b159" officeooo:paragraph-rsid="000b7219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 style:shadow="none" style:writing-mode="page">
        <style:tab-stops>
          <style:tab-stop style:position="0.499cm"/>
          <style:tab-stop style:position="8.999cm"/>
        </style:tab-stops>
      </style:paragraph-properties>
      <style:text-properties style:font-name="Calibri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" fo:font-size="8pt" fo:font-style="normal" fo:font-weight="normal" officeooo:rsid="000bb96e" officeooo:paragraph-rsid="000bb96e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d7aee"/>
    </style:style>
    <style:style style:name="T3" style:family="text">
      <style:text-properties officeooo:rsid="00144b66"/>
    </style:style>
    <style:style style:name="T4" style:family="text">
      <style:text-properties officeooo:rsid="0023d727"/>
    </style:style>
    <style:style style:name="T5" style:family="text">
      <style:text-properties fo:font-size="9pt" fo:font-style="italic" officeooo:rsid="0003f317" style:font-size-asian="9pt" style:font-style-asian="italic" style:font-size-complex="9pt" style:font-style-complex="italic"/>
    </style:style>
    <style:style style:name="T6" style:family="text">
      <style:text-properties officeooo:rsid="0027b998"/>
    </style:style>
    <style:style style:name="T7" style:family="text">
      <style:text-properties officeooo:rsid="000588e0"/>
    </style:style>
    <style:style style:name="T8" style:family="text">
      <style:text-properties officeooo:rsid="0003f317"/>
    </style:style>
    <style:style style:name="T9" style:family="text">
      <style:text-properties officeooo:rsid="00260973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style="italic" officeooo:rsid="00155a58" style:font-size-asian="9pt" style:font-style-asian="italic" style:font-size-complex="9pt" style:font-style-complex="italic"/>
    </style:style>
    <style:style style:name="T12" style:family="text">
      <style:text-properties fo:font-size="9pt" fo:font-style="italic" officeooo:rsid="001d7aee" style:font-size-asian="9pt" style:font-style-asian="italic" style:font-size-complex="9pt" style:font-style-complex="italic"/>
    </style:style>
    <style:style style:name="T13" style:family="text">
      <style:text-properties fo:font-size="9pt" fo:font-style="italic" officeooo:rsid="001e3549" style:font-size-asian="9pt" style:font-style-asian="italic" style:font-size-complex="9pt" style:font-style-complex="italic"/>
    </style:style>
    <style:style style:name="T14" style:family="text">
      <style:text-properties officeooo:rsid="0025fbbc"/>
    </style:style>
    <style:style style:name="T15" style:family="text">
      <style:text-properties officeooo:rsid="0025bbf0"/>
    </style:style>
    <style:style style:name="T16" style:family="text">
      <style:text-properties officeooo:rsid="000be998"/>
    </style:style>
    <style:style style:name="gr1" style:family="graphic">
      <style:graphic-properties draw:textarea-vertical-align="middle" fo:background-color="#cfe7f5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cfe7f5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ame zuletzt besuchte Schule" form:control-implementation="ooo:com.sun.star.form.component.TextField" xml:id="control1" form:id="control1" form:tab-index="9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zuletzt besuchte Schule" form:control-implementation="ooo:com.sun.star.form.component.TextField" xml:id="control2" form:id="control2" form:tab-index="10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inschulungsjahr" form:control-implementation="ooo:com.sun.star.form.component.TextField" xml:id="control3" form:id="control3" form:tab-index="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jahrgang  zuletzt besuchte Schule" form:control-implementation="ooo:com.sun.star.form.component.TextField" xml:id="control4" form:id="control4" form:tab-index="11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1" form:control-implementation="ooo:com.sun.star.form.component.TextField" xml:id="control5" form:id="control5" form:tab-index="1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1" form:control-implementation="ooo:com.sun.star.form.component.TextField" xml:id="control6" form:id="control6" form:tab-index="18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1" form:control-implementation="ooo:com.sun.star.form.component.TextField" xml:id="control7" form:id="control7" form:tab-index="19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1" form:control-implementation="ooo:com.sun.star.form.component.TextField" xml:id="control8" form:id="control8" form:tab-index="20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2" form:control-implementation="ooo:com.sun.star.form.component.TextField" xml:id="control9" form:id="control9" form:tab-index="21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2" form:control-implementation="ooo:com.sun.star.form.component.TextField" xml:id="control10" form:id="control10" form:tab-index="22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2" form:control-implementation="ooo:com.sun.star.form.component.TextField" xml:id="control11" form:id="control11" form:tab-index="23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2" form:control-implementation="ooo:com.sun.star.form.component.TextField" xml:id="control12" form:id="control12" form:tab-index="24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3" form:control-implementation="ooo:com.sun.star.form.component.TextField" xml:id="control13" form:id="control13" form:tab-index="2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3" form:control-implementation="ooo:com.sun.star.form.component.TextField" xml:id="control14" form:id="control14" form:tab-index="26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3" form:control-implementation="ooo:com.sun.star.form.component.TextField" xml:id="control15" form:id="control15" form:tab-index="2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3" form:control-implementation="ooo:com.sun.star.form.component.TextField" xml:id="control16" form:id="control16" form:tab-index="28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4" form:control-implementation="ooo:com.sun.star.form.component.TextField" xml:id="control17" form:id="control17" form:tab-index="29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4" form:control-implementation="ooo:com.sun.star.form.component.TextField" xml:id="control18" form:id="control18" form:tab-index="30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4" form:control-implementation="ooo:com.sun.star.form.component.TextField" xml:id="control19" form:id="control19" form:tab-index="31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4" form:control-implementation="ooo:com.sun.star.form.component.TextField" xml:id="control20" form:id="control20" form:tab-index="32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5" form:control-implementation="ooo:com.sun.star.form.component.TextField" xml:id="control21" form:id="control21" form:tab-index="33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5" form:control-implementation="ooo:com.sun.star.form.component.TextField" xml:id="control22" form:id="control22" form:tab-index="34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5" form:control-implementation="ooo:com.sun.star.form.component.TextField" xml:id="control23" form:id="control23" form:tab-index="3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5" form:control-implementation="ooo:com.sun.star.form.component.TextField" xml:id="control24" form:id="control24" form:tab-index="36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chname" form:control-implementation="ooo:com.sun.star.form.component.TextField" xml:id="control25" form:id="control2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lle Vornamen" form:control-implementation="ooo:com.sun.star.form.component.TextField" xml:id="control26" form:id="control2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jahrgang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ederholte Jahrgänge" form:control-implementation="ooo:com.sun.star.form.component.TextField" xml:id="control28" form:id="control28" form:tab-index="3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ederholte Jahrgänge" form:control-implementation="ooo:com.sun.star.form.component.TextField" xml:id="control29" form:id="control29" form:tab-index="38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vorzeitig" form:control-implementation="ooo:com.sun.star.form.component.RadioButton" xml:id="control30" form:id="control30" form:label="5 Jahre" form:tab-index="6" form:visual-effect="flat" form:input-required="false" formx:group-name="Einschulungsalt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normal" form:control-implementation="ooo:com.sun.star.form.component.RadioButton" xml:id="control31" form:id="control31" form:label="6 Jahre" form:tab-index="7" form:visual-effect="flat" form:input-required="false" formx:group-name="Einschulungsalt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zurückgestellt" form:control-implementation="ooo:com.sun.star.form.component.RadioButton" xml:id="control32" form:id="control32" form:label="7 Jahre" form:tab-index="8" form:visual-effect="flat" form:input-required="false" formx:group-name="Einschulungsalt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verbleib" form:control-implementation="ooo:com.sun.star.form.component.RadioButton" xml:id="control33" form:id="control33" form:label="Verbleib in der Schuleingangsphase" form:tab-index="12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Versetzung" form:control-implementation="ooo:com.sun.star.form.component.RadioButton" xml:id="control34" form:id="control34" form:label="Versetzung" form:tab-index="13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Wiederholung" form:control-implementation="ooo:com.sun.star.form.component.RadioButton" xml:id="control35" form:id="control35" form:label="Wiederholung / Rücktritt" form:tab-index="14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Vorversetzung" form:control-implementation="ooo:com.sun.star.form.component.RadioButton" xml:id="control36" form:id="control36" form:label="Vorversetzung" form:tab-index="15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Foerderschulkindergarten" form:control-implementation="ooo:com.sun.star.form.component.RadioButton" xml:id="control37" form:id="control37" form:label="Besuch eines Förderschulkindergartens" form:tab-index="16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text form:name="Rufname" form:control-implementation="ooo:com.sun.star.form.component.TextField" xml:id="control38" form:id="control3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gemeine Vorbildungsdaten <text:span text:style-name="T2">bei Grundschulwechsel</text:span></text:p>
      <text:p text:style-name="P2"/>
      <text:p text:style-name="P3">Schüler<text:span text:style-name="T3">in / Schüler</text:span></text:p>
      <text:p text:style-name="P4"><text:tab/><text:span text:style-name="T4">Aufnahme in den Jahrgang</text:span></text:p>
      <text:p text:style-name="P5"><text:span text:style-name="T5"><text:tab/></text:span><text:span text:style-name="T5"><draw:control text:anchor-type="as-char" draw:z-index="26" draw:name="Form1" draw:style-name="gr1" draw:text-style-name="P6" svg:width="8cm" svg:height="0.56cm" draw:control="control27"/></text:span></text:p>
      <text:p text:style-name="P7"><text:tab/><text:span text:style-name="T6">Nachn</text:span>ame<text:tab/><text:span text:style-name="T6">Alle </text:span><text:span text:style-name="T7">Vorname</text:span><text:span text:style-name="T6">n laut Geburtsurkunde / Ausweis</text:span></text:p>
      <text:p text:style-name="P8"><text:tab/><draw:control text:anchor-type="as-char" draw:z-index="24" draw:name="Form2" draw:style-name="gr1" draw:text-style-name="P6" svg:width="8cm" svg:height="0.56cm" draw:control="control25"/><text:tab/><draw:control text:anchor-type="as-char" draw:z-index="25" draw:name="Form3" draw:style-name="gr1" draw:text-style-name="P6" svg:width="8cm" svg:height="0.56cm" draw:control="control26"/></text:p>
      <text:p text:style-name="P9"><text:tab/>Rufname, falls vorhanden</text:p>
      <text:p text:style-name="P10"><text:span text:style-name="T8"><text:tab/></text:span><text:span text:style-name="T8"><draw:control text:anchor-type="as-char" draw:z-index="37" draw:name="Form 1" draw:style-name="gr1" draw:text-style-name="P6" svg:width="8cm" svg:height="0.56cm" draw:control="control38"/></text:span></text:p>
      <text:p text:style-name="P11">Grundschulbesuch</text:p>
      <text:p text:style-name="P12"><text:tab/><text:span text:style-name="T7">Einschulungsjahr<text:tab/>Einschulungs</text:span><text:span text:style-name="T9">alter (Stichtag 31. September)</text:span></text:p>
      <text:p text:style-name="P13"><text:tab/><draw:control text:anchor-type="as-char" draw:z-index="2" draw:name="Form4" draw:style-name="gr1" draw:text-style-name="P14" svg:width="8cm" svg:height="0.56cm" draw:control="control3"/><text:tab/><text:span text:style-name="T7"><draw:control text:anchor-type="as-char" svg:y="-0.37cm" draw:z-index="29" draw:name="Steuerelement 1" draw:style-name="gr2" draw:text-style-name="P15" svg:width="2.001cm" svg:height="0.512cm" draw:control="control30"/></text:span><text:span text:style-name="T7"> <text:s text:c="4"/></text:span><text:span text:style-name="T7"><draw:control text:anchor-type="as-char" svg:y="-0.37cm" draw:z-index="30" draw:name="Steuerelement 2" draw:style-name="gr2" draw:text-style-name="P15" svg:width="2.001cm" svg:height="0.512cm" draw:control="control31"/></text:span><text:span text:style-name="T7"><text:s text:c="5"/></text:span><text:span text:style-name="T7"><draw:control text:anchor-type="as-char" svg:y="-0.37cm" draw:z-index="31" draw:name="Steuerelement 3" draw:style-name="gr2" draw:text-style-name="P15" svg:width="2.001cm" svg:height="0.512cm" draw:control="control32"/></text:span></text:p>
      <text:p text:style-name="P16">Zuletzt besuchte Schule</text:p>
      <text:p text:style-name="P17"><text:span text:style-name="T10"><text:tab/></text:span><text:span text:style-name="T11">Name der zuletzt besuchten Schule</text:span><text:span text:style-name="T10"><text:tab/></text:span><text:span text:style-name="T11">Entlassen am<text:tab/>Entlassjahrgang</text:span></text:p>
      <text:p text:style-name="P18"><text:tab/><draw:control text:anchor-type="as-char" draw:z-index="0" draw:name="Form8" draw:style-name="gr1" draw:text-style-name="P14" svg:width="8cm" svg:height="0.56cm" draw:control="control1"/><text:tab/><draw:control text:anchor-type="as-char" draw:z-index="1" draw:name="Form9" draw:style-name="gr1" draw:text-style-name="P14" svg:width="3.751cm" svg:height="0.56cm" draw:control="control2"/><text:tab/><draw:control text:anchor-type="as-char" draw:z-index="3" draw:name="Form10" draw:style-name="gr1" draw:text-style-name="P14" svg:width="3.74cm" svg:height="0.56cm" draw:control="control4"/></text:p>
      <text:p text:style-name="P19"><text:tab/><text:span text:style-name="T2">letzte Versetzung</text:span></text:p>
      <text:p text:style-name="P20"><text:tab/><text:span text:style-name="T7"><draw:control text:anchor-type="as-char" svg:y="-0.39cm" draw:z-index="32" draw:name="Steuerelement 4" draw:style-name="gr2" draw:text-style-name="P15" svg:width="6.4cm" svg:height="0.56cm" draw:control="control33"/></text:span><text:span text:style-name="T7"> <text:s text:c="6"/></text:span><text:span text:style-name="T7"><draw:control text:anchor-type="as-char" svg:y="-0.39cm" draw:z-index="33" draw:name="Steuerelement 5" draw:style-name="gr2" draw:text-style-name="P15" svg:width="2.701cm" svg:height="0.56cm" draw:control="control34"/></text:span><text:span text:style-name="T7"><text:s text:c="6"/></text:span><text:span text:style-name="T7"><draw:control text:anchor-type="as-char" svg:y="-0.39cm" draw:z-index="34" draw:name="Steuerelement 6" draw:style-name="gr2" draw:text-style-name="P15" svg:width="4.8cm" svg:height="0.56cm" draw:control="control35"/></text:span></text:p>
      <text:p text:style-name="P20"><text:span text:style-name="T7"><text:tab/></text:span><text:span text:style-name="T7"><draw:control text:anchor-type="as-char" svg:y="-0.39cm" draw:z-index="35" draw:name="Steuerelement 7" draw:style-name="gr2" draw:text-style-name="P15" svg:width="2.881cm" svg:height="0.56cm" draw:control="control36"/></text:span><text:span text:style-name="T7"> <text:s text:c="6"/></text:span><text:span text:style-name="T7"><draw:control text:anchor-type="as-char" svg:y="-0.39cm" draw:z-index="36" draw:name="Steuerelement 8" draw:style-name="gr2" draw:text-style-name="P15" svg:width="6.91cm" svg:height="0.56cm" draw:control="control37"/></text:span></text:p>
      <text:p text:style-name="P21"><text:span text:style-name="T2">Sonstige bisher </text:span>besuchte Schule</text:p>
      <text:p text:style-name="P22"><text:span text:style-name="T10"><text:tab/></text:span><text:span text:style-name="T11">Name der besuchten Schule</text:span><text:span text:style-name="T10"><text:tab/> </text:span><text:span text:style-name="T12">Aufnahmedatum</text:span><text:span text:style-name="T11"><text:tab/></text:span><text:span text:style-name="T12">Entlassdatum<text:tab/></text:span><text:span text:style-name="T13">Jahrgang von bis</text:span></text:p>
      <text:p text:style-name="P23"><text:span text:style-name="T11"><text:tab/></text:span><text:span text:style-name="T10"><draw:control text:anchor-type="as-char" draw:z-index="4" draw:name="Form16" draw:style-name="gr1" draw:text-style-name="P14" svg:width="8cm" svg:height="0.56cm" draw:control="control5"/></text:span><text:span text:style-name="T10"><text:tab/></text:span><text:span text:style-name="T10"><draw:control text:anchor-type="as-char" draw:z-index="5" draw:name="Form17" draw:style-name="gr1" draw:text-style-name="P14" svg:width="2.331cm" svg:height="0.56cm" draw:control="control6"/></text:span><text:span text:style-name="T10"><text:tab/></text:span><text:span text:style-name="T10"><draw:control text:anchor-type="as-char" draw:z-index="6" draw:name="Form18" draw:style-name="gr1" draw:text-style-name="P14" svg:width="2.331cm" svg:height="0.56cm" draw:control="control7"/></text:span><text:span text:style-name="T10"><text:tab/></text:span><text:span text:style-name="T10"><draw:control text:anchor-type="as-char" draw:z-index="7" draw:name="Form19" draw:style-name="gr1" draw:text-style-name="P14" svg:width="2.331cm" svg:height="0.56cm" draw:control="control8"/></text:span></text:p>
      <text:p text:style-name="P22"><text:span text:style-name="T11"><text:tab/>Name der besuchten Schule</text:span><text:span text:style-name="T10"><text:tab/> </text:span><text:span text:style-name="T12">Aufnahmedatum</text:span><text:span text:style-name="T11"><text:tab/></text:span><text:span text:style-name="T12">Entlassdatum<text:tab/></text:span><text:span text:style-name="T13">Jahrgang von bis</text:span></text:p>
      <text:p text:style-name="P23"><text:span text:style-name="T11"><text:tab/></text:span><text:span text:style-name="T10"><draw:control text:anchor-type="as-char" draw:z-index="8" draw:name="Form20" draw:style-name="gr1" draw:text-style-name="P14" svg:width="8cm" svg:height="0.56cm" draw:control="control9"/></text:span><text:span text:style-name="T10"><text:tab/></text:span><text:span text:style-name="T10"><draw:control text:anchor-type="as-char" draw:z-index="9" draw:name="Form21" draw:style-name="gr1" draw:text-style-name="P14" svg:width="2.331cm" svg:height="0.56cm" draw:control="control10"/></text:span><text:span text:style-name="T10"><text:tab/></text:span><text:span text:style-name="T10"><draw:control text:anchor-type="as-char" draw:z-index="10" draw:name="Form22" draw:style-name="gr1" draw:text-style-name="P14" svg:width="2.331cm" svg:height="0.56cm" draw:control="control11"/></text:span><text:span text:style-name="T10"><text:tab/></text:span><text:span text:style-name="T10"><draw:control text:anchor-type="as-char" draw:z-index="11" draw:name="Form23" draw:style-name="gr1" draw:text-style-name="P14" svg:width="2.331cm" svg:height="0.56cm" draw:control="control12"/></text:span></text:p>
      <text:p text:style-name="P22"><text:span text:style-name="T11"><text:tab/>Name der besuchten Schule</text:span><text:span text:style-name="T10"><text:tab/> </text:span><text:span text:style-name="T12">Aufnahmedatum</text:span><text:span text:style-name="T11"><text:tab/></text:span><text:span text:style-name="T12">Entlassdatum<text:tab/></text:span><text:span text:style-name="T13">Jahrgang von bis</text:span></text:p>
      <text:p text:style-name="P23"><text:span text:style-name="T11"><text:tab/></text:span><text:span text:style-name="T10"><draw:control text:anchor-type="as-char" draw:z-index="12" draw:name="Form24" draw:style-name="gr1" draw:text-style-name="P14" svg:width="8cm" svg:height="0.56cm" draw:control="control13"/></text:span><text:span text:style-name="T10"><text:tab/></text:span><text:span text:style-name="T10"><draw:control text:anchor-type="as-char" draw:z-index="13" draw:name="Form25" draw:style-name="gr1" draw:text-style-name="P14" svg:width="2.331cm" svg:height="0.56cm" draw:control="control14"/></text:span><text:span text:style-name="T10"><text:tab/></text:span><text:span text:style-name="T10"><draw:control text:anchor-type="as-char" draw:z-index="14" draw:name="Form26" draw:style-name="gr1" draw:text-style-name="P14" svg:width="2.331cm" svg:height="0.56cm" draw:control="control15"/></text:span><text:span text:style-name="T10"><text:tab/></text:span><text:span text:style-name="T10"><draw:control text:anchor-type="as-char" draw:z-index="15" draw:name="Form27" draw:style-name="gr1" draw:text-style-name="P14" svg:width="2.331cm" svg:height="0.56cm" draw:control="control16"/></text:span></text:p>
      <text:p text:style-name="P22"><text:span text:style-name="T11"><text:tab/>Name der besuchten Schule</text:span><text:span text:style-name="T10"><text:tab/> </text:span><text:span text:style-name="T12">Aufnahmedatum</text:span><text:span text:style-name="T11"><text:tab/></text:span><text:span text:style-name="T12">Entlassdatum<text:tab/></text:span><text:span text:style-name="T13">Jahrgang von bis</text:span></text:p>
      <text:p text:style-name="P23"><text:span text:style-name="T11"><text:tab/></text:span><text:span text:style-name="T10"><draw:control text:anchor-type="as-char" draw:z-index="16" draw:name="Form28" draw:style-name="gr1" draw:text-style-name="P14" svg:width="8cm" svg:height="0.56cm" draw:control="control17"/></text:span><text:span text:style-name="T10"><text:tab/></text:span><text:span text:style-name="T10"><draw:control text:anchor-type="as-char" draw:z-index="17" draw:name="Form29" draw:style-name="gr1" draw:text-style-name="P14" svg:width="2.331cm" svg:height="0.56cm" draw:control="control18"/></text:span><text:span text:style-name="T10"><text:tab/></text:span><text:span text:style-name="T10"><draw:control text:anchor-type="as-char" draw:z-index="18" draw:name="Form30" draw:style-name="gr1" draw:text-style-name="P14" svg:width="2.331cm" svg:height="0.56cm" draw:control="control19"/></text:span><text:span text:style-name="T10"><text:tab/></text:span><draw:control text:anchor-type="as-char" draw:z-index="19" draw:name="Form31" draw:style-name="gr1" draw:text-style-name="P14" svg:width="2.331cm" svg:height="0.56cm" draw:control="control20"/></text:p>
      <text:p text:style-name="P24"><text:span text:style-name="T11"><text:tab/>Name der besuchten Schule</text:span><text:span text:style-name="T10"><text:tab/> </text:span><text:span text:style-name="T12">Aufnahmedatum</text:span><text:span text:style-name="T11"><text:tab/></text:span><text:span text:style-name="T12">Entlassdatum<text:tab/></text:span><text:span text:style-name="T13">Jahrgang von bis</text:span></text:p>
      <text:p text:style-name="P25"><text:span text:style-name="T11"><text:tab/></text:span><text:span text:style-name="T10"><draw:control text:anchor-type="as-char" draw:z-index="20" draw:name="Form32" draw:style-name="gr1" draw:text-style-name="P14" svg:width="8cm" svg:height="0.56cm" draw:control="control21"/></text:span><text:span text:style-name="T10"><text:tab/></text:span><text:span text:style-name="T10"><draw:control text:anchor-type="as-char" draw:z-index="21" draw:name="Form33" draw:style-name="gr1" draw:text-style-name="P14" svg:width="2.331cm" svg:height="0.56cm" draw:control="control22"/></text:span><text:span text:style-name="T10"><text:tab/></text:span><text:span text:style-name="T10"><draw:control text:anchor-type="as-char" draw:z-index="22" draw:name="Form34" draw:style-name="gr1" draw:text-style-name="P14" svg:width="2.331cm" svg:height="0.56cm" draw:control="control23"/></text:span><text:span text:style-name="T10"><text:tab/></text:span><draw:control text:anchor-type="as-char" draw:z-index="23" draw:name="Form35" draw:style-name="gr1" draw:text-style-name="P14" svg:width="2.331cm" svg:height="0.56cm" draw:control="control24"/></text:p>
      <text:p text:style-name="P26">Laufbahnangaben</text:p>
      <text:p text:style-name="P27"><text:tab/>Wiederholte Jahrgänge<text:tab/><text:span text:style-name="T14">Übersprungene</text:span> Jahrgänge</text:p>
      <text:p text:style-name="P28"><text:span text:style-name="T10"><text:tab/></text:span><text:span text:style-name="T10"><draw:control text:anchor-type="as-char" draw:z-index="27" draw:name="Form36" draw:style-name="gr1" draw:text-style-name="P14" svg:width="8cm" svg:height="0.56cm" draw:control="control28"/></text:span><text:span text:style-name="T10"><text:tab/></text:span><text:span text:style-name="T10"><draw:control text:anchor-type="as-char" draw:z-index="28" draw:name="Form37" draw:style-name="gr1" draw:text-style-name="P14" svg:width="8cm" svg:height="0.56cm" draw:control="control29"/></text:span></text:p>
      <text:p text:style-name="P29"><text:tab/></text:p>
      <text:p text:style-name="P30">Hiermit bestätige ich die Richtigkeit meiner Angaben. </text:p>
      <text:p text:style-name="P31"/>
      <text:p text:style-name="P31">____________________________<text:line-break/><text:span text:style-name="T15">Ort, Datum</text:span></text:p>
      <text:p text:style-name="P31"/>
      <text:p text:style-name="P31">________________________________________________________________________________</text:p>
      <text:p text:style-name="P32">Unterschrift des/der Erziehungsberechtigten</text:p>
      <text:p text:style-name="P33"/>
      <text:p text:style-name="P33"/>
      <text:p text:style-name="P33">(Für die Anmeldung genügt die Unterschrift eines <text:span text:style-name="T16">Elternteils</text:span>. Nach § 1686 BGB ist dieser <text:span text:style-name="T16">Elternteil</text:span> verpflichtet, das andere sorgeberechtigte Elternteil über die Anmeldung und schulische Belange zu informieren und erforderliche Einverständnisse einzuholen. <text:span text:style-name="T16">Dies gilt insbesondere, wenn beide Elternteile getrennt leben oder geschieden sind</text:span>.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07cm" fo:margin-bottom="1.0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2-22T09:48:29.078000000</meta:creation-date>
    <dc:date>2025-12-16T13:16:43.966894300</dc:date>
    <meta:editing-duration>PT7H21M1S</meta:editing-duration>
    <meta:editing-cycles>25</meta:editing-cycles>
    <meta:generator>LibreOffice/25.8.3.2$Windows_X86_64 LibreOffice_project/8ca8d55c161d602844f5428fa4b58097424e324e</meta:generator>
    <meta:print-date>2025-12-16T13:03:13.579005800</meta:print-date>
    <meta:printed-by>PDF-Dateien</meta:printed-by>
    <meta:document-statistic meta:table-count="0" meta:image-count="0" meta:object-count="0" meta:page-count="1" meta:paragraph-count="37" meta:word-count="151" meta:character-count="1419" meta:non-whitespace-character-count="1209"/>
  </office:meta>
</office:document-meta>
</file>